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viceUsingThisJoinPoint.getLastMethodEn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xyTargetClassConfig.supplier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reaseReturnValue.doubleReturnValu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pectJAutoProxyCreatorTests.testIncludeMechani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AutoProxyCreatorTests.testAgeAspect( ITestBean adrian , int start , int 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lyReturnValueForMarker.setMultiple( int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ableException.Retryab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Aspect.retry( ProceedingJoinPoint j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MixinConfig.messag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PerThis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spectJAutoProxyCreatorTests.testMultipleAspectsWithParameter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AutoProxyCreatorTests.testTwoAdviceAspect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tryAspect.getRollback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Aspect.getCommit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doTestAspectsAndAdvisorAreApplied( ApplicationContext ac , ITestBean shouldBeWeav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BeanAdvisor.TestBea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AspectsAre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ixinAdvisor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yReturnValue.setMultiple( int multi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yReturnValueForMarker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UsingThisJoinPoint.method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xinAdvisor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returnCountA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lambdaIsAlwaysProxiedWithJdkProxy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spectJAutoProxyCreatorTests.testRetry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ixinConfig.mixin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lyReturnValue.get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tryAspect.getBeginCal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TargetAspect.countSe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Aspect.test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lambdaIsAlwaysProxiedWithJdkProxyWithIntroductions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ultiplyReturnValueForMarker.doubleReturnValu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AutoProxyCreatorTests.testTwoAdviceAspect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AutoProxyCreatorTests.testAspectsAndAdvisorAreAppliedEvenIfComingFromPar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rkerTestBea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reliableBean.unreli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xinIntroductionInterceptor.invoke( Metho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xinAdvisor.validat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xin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newContext( String fil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qName( String file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AspectsAreAppliedInDefined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oxyTargetClassConfig.string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plierAdvice.aroundSupplier( ProceedingJoinPoint join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Advisor.matches( Method method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AdviceUsingJoin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lyReturnValue.doubleReturnValue( ProceedingJoinPoint p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xinIntroductionInterceptor.implementsInterface( Class &lt; ? &gt; 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viceUsingThisJoinPoint.entryTrace( JoinPoint j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WithBeanName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tryableException.Retryabl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PerTarget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ummyAspectWithParameter.test( ProceedingJoinPoint pjp ,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pectJAutoProxyCreatorTests.testTwoAdviceAsp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AutoProxyCreatorTests.testWithAbstractFactoryBeanAre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tryAspect.execOfPubl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pectJAutoProxyCreatorTests.testAspectsAndAdvisorAre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pectJAutoProxyCreatorTests.testForceProxy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xin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